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503A30BDC452474.png" manifest:media-type="image/png"/>
  <manifest:file-entry manifest:full-path="Pictures/1000000100000780000004388B6A43F94A117D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01e" officeooo:paragraph-rsid="001ce0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9.562cm" draw:z-index="0"><draw:image xlink:href="Pictures/1000000100000780000004388B6A43F94A117D1A.png" xlink:type="simple" xlink:show="embed" xlink:actuate="onLoad" draw:mime-type="image/png"/></draw:frame></text:p>
      <text:p text:style-name="P1"><draw:frame draw:style-name="fr1" draw:name="Image2" text:anchor-type="char" svg:width="17cm" svg:height="9.562cm" draw:z-index="1"><draw:image xlink:href="Pictures/100000010000078000000438F503A30BDC4524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41:15.331240493</meta:creation-date>
    <dc:date>2023-11-28T12:41:49.976624506</dc:date>
    <meta:editing-duration>PT3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